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  <style:font-face style:name="Z003" svg:font-family="Z003" style:font-pitch="variable"/>
  </office:font-face-decls>
  <office:automatic-styles>
    <style:style style:name="P1" style:family="paragraph" style:parent-style-name="Horizontal_20_Line">
      <style:text-properties fo:color="#ffbf00" loext:opacity="100%" officeooo:paragraph-rsid="000254dc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size="14pt" officeooo:paragraph-rsid="000254dc" style:font-size-asian="14pt" style:font-size-complex="14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fo:font-size="14pt" style:font-size-asian="14pt" style:font-size-complex="14pt"/>
    </style:style>
    <style:style style:name="P6" style:family="paragraph" style:parent-style-name="Text_20_body" style:list-style-name="L2">
      <style:text-properties fo:font-size="14pt" style:font-size-asian="14pt" style:font-size-complex="14pt"/>
    </style:style>
    <style:style style:name="T1" style:family="text">
      <style:text-properties fo:color="#ffbf00" loext:opacity="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Z003"/>
    </style:style>
    <style:style style:name="T7" style:family="text">
      <style:text-properties style:font-name="DejaVu Serif" fo:font-size="18pt" style:font-size-asian="18pt" style:font-size-complex="18pt"/>
    </style:style>
    <style:style style:name="T8" style:family="text">
      <style:text-properties style:font-name="Nimbus Roman" fo:font-size="18pt" style:font-size-asian="18pt" style:font-size-complex="18pt"/>
    </style:style>
    <style:style style:name="T9" style:family="text">
      <style:text-properties style:font-name="Noto Serif CJK HK" fo:font-size="18pt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9">Convocatòria de reunió</text:span></text:span></text:h>
      <text:p text:style-name="P1"/>
      <text:p text:style-name="P3">Sr. Guillem Serra Llorenç<text:line-break/>Soci del Club Marítim de Maó<text:line-break/>C/ Marina, 45. 07701 Maó</text:p>
      <text:p text:style-name="P3"><text:line-break/>Us convoc a la propera reunió del Club Marítim de Maó.</text:p>
      <text:p text:style-name="P4"><text:line-break/><text:span text:style-name="T4">Dia: </text:span>Dilluns, 20 de novembre del 2024<text:line-break/><text:span text:style-name="T4">Hora: </text:span>20.00 h<text:line-break/><text:span text:style-name="T4">Lloc: </text:span>Sala d’Actes del Club Marítim de Maó, C/ Marina, 45, Maó.</text:p>
      <text:p text:style-name="Text_20_body"><text:span text:style-name="Strong_20_Emphasis"><text:span text:style-name="T3">Ordre del dia</text:span></text:span></text:p>
      <text:list text:style-name="L2">
        <text:list-item>
          <text:p text:style-name="P5">Lectura i aprovació de l’acta de la sessió anterior.</text:p>
        </text:list-item>
        <text:list-item>
          <text:p text:style-name="P5">Proposta per a la millora de les instal·lacions del club.</text:p>
        </text:list-item>
        <text:list-item>
          <text:p text:style-name="P5">Organització del pròxim campionat de vela.</text:p>
        </text:list-item>
        <text:list-item>
          <text:p text:style-name="P6">Torn obert de paraules.</text:p>
        </text:list-item>
      </text:list>
      <text:p text:style-name="P3"><text:line-break/><text:span text:style-name="T6">Miquel Pons Sintes</text:span><text:line-break/>Miquel Pons Sintes<text:line-break/>President del Club Marítim de Maó</text:p>
      <text:p text:style-name="P2"><text:line-break/>Maó, 13 de novembre del 2024</text:p>
      <text:p text:style-name="Standard"><text:tab/><text:tab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54:46.002532133</meta:creation-date>
    <dc:date>2024-11-19T09:14:20.938699578</dc:date>
    <meta:editing-duration>PT7M30S</meta:editing-duration>
    <meta:editing-cycles>1</meta:editing-cycles>
    <meta:document-statistic meta:table-count="0" meta:image-count="0" meta:object-count="0" meta:page-count="1" meta:paragraph-count="12" meta:word-count="105" meta:character-count="570" meta:non-whitespace-character-count="474"/>
    <meta:generator>LibreOffice/24.2.6.2$Linux_X86_64 LibreOffice_project/420$Build-2</meta:generator>
  </office:meta>
</office:document-meta>
</file>